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583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113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="0.06pt solid #000000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2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table:style-name="ce1" office:value-type="string" calcext:value-type="string">
            <text:p>Mini Hematology Lab - Bill of Materials</text:p>
          </table:table-cell>
          <table:table-cell table:style-name="ce1" table:number-columns-repeated="5"/>
          <table:table-cell table:number-columns-repeated="58"/>
        </table:table-row>
        <table:table-row table:style-name="ro1">
          <table:table-cell table:style-name="ce1" table:number-columns-repeated="6"/>
          <table:table-cell table:number-columns-repeated="58"/>
        </table:table-row>
        <table:table-row table:style-name="ro1">
          <table:table-cell table:style-name="ce2" office:value-type="string" calcext:value-type="string">
            <text:p>Item</text:p>
          </table:table-cell>
          <table:table-cell table:style-name="ce2" office:value-type="string" calcext:value-type="string">
            <text:p>Supplier</text:p>
          </table:table-cell>
          <table:table-cell table:style-name="ce2" office:value-type="string" calcext:value-type="string">
            <text:p>Cat#</text:p>
          </table:table-cell>
          <table:table-cell table:style-name="ce2" office:value-type="string" calcext:value-type="string">
            <text:p>Unit cost (EUR)</text:p>
          </table:table-cell>
          <table:table-cell table:style-name="ce2" office:value-type="string" calcext:value-type="string">
            <text:p>Amount</text:p>
          </table:table-cell>
          <table:table-cell table:style-name="ce2" office:value-type="string" calcext:value-type="string">
            <text:p>Subtotal (EUR)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PLA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3x25mm Hex head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933-2-3x25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3 Hex nut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934-2-3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3x8mm Cap head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912-2-3x8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3 Washer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125-2-3_250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0.06" calcext:value-type="float">
            <text:p>0.06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4x6mm Cap head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7985-2-4x6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4 Hex nut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934-2-4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7"/>
          <table:table-cell table:style-name="ce14" office:value-type="float" office:value="0" calcext:value-type="float">
            <text:p>0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2x6mm Button head - Inox</text:p>
          </table:table-cell>
          <table:table-cell table:style-name="ce14" office:value-type="string" calcext:value-type="string">
            <text:p>RVS Paleis</text:p>
          </table:table-cell>
          <table:table-cell table:style-name="ce14" office:value-type="string" calcext:value-type="string">
            <text:p>7985-2-2x6_1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0.64" calcext:value-type="float">
            <text:p>0.64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Viton o-ring 30x2mm - FKM - FPM - Viton - 80 Shore A -Black</text:p>
          </table:table-cell>
          <table:table-cell table:style-name="ce14" office:value-type="string" calcext:value-type="string">
            <text:p>www.o-ring-stocks.eu</text:p>
          </table:table-cell>
          <table:table-cell table:style-name="ce14" office:value-type="string" calcext:value-type="string">
            <text:p>ORS23647</text:p>
          </table:table-cell>
          <table:table-cell table:style-name="ce14" office:value-type="float" office:value="0.47" calcext:value-type="float">
            <text:p>0.47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41" calcext:value-type="float">
            <text:p>1.41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LED 5mm White (high brightness)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01" calcext:value-type="float">
            <text:p>0.01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Stranded wire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JST connector 2p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Raspberry camera V2</text:p>
          </table:table-cell>
          <table:table-cell table:style-name="ce14" office:value-type="string" calcext:value-type="string">
            <text:p>www.raspberrystore.nl</text:p>
          </table:table-cell>
          <table:table-cell table:style-name="ce17"/>
          <table:table-cell table:style-name="ce14" office:value-type="float" office:value="28.95" calcext:value-type="float">
            <text:p>28.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.95" calcext:value-type="float">
            <text:p>28.95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Raspberry Pi4B 8GB</text:p>
          </table:table-cell>
          <table:table-cell table:style-name="ce14" office:value-type="string" calcext:value-type="string">
            <text:p>www.raspberrystore.nl</text:p>
          </table:table-cell>
          <table:table-cell table:style-name="ce17"/>
          <table:table-cell table:style-name="ce14" office:value-type="float" office:value="89.5" calcext:value-type="float">
            <text:p>89.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9.5" calcext:value-type="float">
            <text:p>89.5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Raspberry touch display</text:p>
          </table:table-cell>
          <table:table-cell table:style-name="ce14" office:value-type="string" calcext:value-type="string">
            <text:p>www.raspberrystore.nl</text:p>
          </table:table-cell>
          <table:table-cell table:style-name="ce17"/>
          <table:table-cell table:style-name="ce14" office:value-type="float" office:value="79.95" calcext:value-type="float">
            <text:p>79.9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.95" calcext:value-type="float">
            <text:p>79.95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SD card 16GB</text:p>
          </table:table-cell>
          <table:table-cell table:style-name="ce14" office:value-type="string" calcext:value-type="string">
            <text:p>www.raspberrystore.nl</text:p>
          </table:table-cell>
          <table:table-cell table:style-name="ce17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icro stepper 28BYJ-48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2.6" calcext:value-type="float">
            <text:p>2.6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.8" calcext:value-type="float">
            <text:p>7.8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Arduino Nano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3.08" calcext:value-type="float">
            <text:p>3.0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08" calcext:value-type="float">
            <text:p>3.08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LED lens D13mm FL5mm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28" calcext:value-type="float">
            <text:p>0.2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.28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Double cemented lens D12.7mm FL50mm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icroscope objective (160/60x)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PCB motor controller (min order 3)</text:p>
          </table:table-cell>
          <table:table-cell table:style-name="ce14" office:value-type="string" calcext:value-type="string">
            <text:p><text:a xlink:href="http://aisler.net/" xlink:type="simple">Aisler.net</text:a></text:p>
          </table:table-cell>
          <table:table-cell table:style-name="ce17"/>
          <table:table-cell table:style-name="ce14" office:value-type="float" office:value="8.96" calcext:value-type="float">
            <text:p>8.9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.96" calcext:value-type="float">
            <text:p>8.96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ASSMANN WSW 2.54mm Pitch Vertical 16 Way, Through Hole Stamped Pin Open Frame IC Dip Socket, 1A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4" office:value-type="string" calcext:value-type="string">
            <text:p>674-2432</text:p>
          </table:table-cell>
          <table:table-cell table:style-name="ce14" office:value-type="float" office:value="0.281" calcext:value-type="float">
            <text:p>0.28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562" calcext:value-type="float">
            <text:p>0.562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JST, XH, B5B, 5 Way, 1 Row, Straight PCB Header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4" office:value-type="string" calcext:value-type="string">
            <text:p>820-1560</text:p>
          </table:table-cell>
          <table:table-cell table:style-name="ce14" office:value-type="float" office:value="0.53" calcext:value-type="float">
            <text:p>0.53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.59" calcext:value-type="float">
            <text:p>1.59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JST, XH, B2B, 2 Way, 1 Row, Straight PCB Header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4" office:value-type="string" calcext:value-type="string">
            <text:p>820-1554</text:p>
          </table:table-cell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0.32" calcext:value-type="float">
            <text:p>0.32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olex, Right Angle, Through Hole, Socket Type A USB Connector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4" office:value-type="string" calcext:value-type="string">
            <text:p>800-6839</text:p>
          </table:table-cell>
          <table:table-cell table:style-name="ce14" office:value-type="float" office:value="1.55" calcext:value-type="float">
            <text:p>1.5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55" calcext:value-type="float">
            <text:p>1.55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Molex, Right Angle, SMT, Socket Type Micro AB 2.0 USB Connector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4" office:value-type="string" calcext:value-type="string">
            <text:p>702-5481</text:p>
          </table:table-cell>
          <table:table-cell table:style-name="ce14" office:value-type="float" office:value="0.9" calcext:value-type="float">
            <text:p>0.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9" calcext:value-type="float">
            <text:p>0.9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5V buzzer 12x9.5mm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16" calcext:value-type="float">
            <text:p>0.1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6" calcext:value-type="float">
            <text:p>0.16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60R SMD</text:p>
          </table:table-cell>
          <table:table-cell table:style-name="ce14" office:value-type="string" calcext:value-type="string">
            <text:p><text:a xlink:href="http://rs-online.com/" xlink:type="simple">rs-online.com</text:a></text:p>
          </table:table-cell>
          <table:table-cell table:style-name="ce17"/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002" calcext:value-type="float">
            <text:p>0.002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Header for the arduino socket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1" calcext:value-type="float">
            <text:p>0.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1" calcext:value-type="float">
            <text:p>0.1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Hex pcb spacer 20mm M2.5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0.3" calcext:value-type="float">
            <text:p>0.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.2" calcext:value-type="float">
            <text:p>1.2</text:p>
          </table:table-cell>
          <table:table-cell table:number-columns-repeated="58"/>
        </table:table-row>
        <table:table-row table:style-name="ro2">
          <table:table-cell table:style-name="ce14" office:value-type="string" calcext:value-type="string">
            <text:p>USB C cable 2.4A 25cm</text:p>
          </table:table-cell>
          <table:table-cell table:style-name="ce14" office:value-type="string" calcext:value-type="string">
            <text:p>Aliexpress</text:p>
          </table:table-cell>
          <table:table-cell table:style-name="ce17"/>
          <table:table-cell table:style-name="ce14" office:value-type="float" office:value="2.07" calcext:value-type="float">
            <text:p>2.0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.07" calcext:value-type="float">
            <text:p>2.07</text:p>
          </table:table-cell>
          <table:table-cell table:number-columns-repeated="58"/>
        </table:table-row>
        <table:table-row table:style-name="ro1">
          <table:table-cell table:number-columns-repeated="4"/>
          <table:table-cell table:style-name="ce2" office:value-type="string" calcext:value-type="string">
            <text:p>Total (EUR)</text:p>
          </table:table-cell>
          <table:table-cell table:style-name="ce11" table:formula="of:=SUM([.F4:.F35])" office:value-type="float" office:value="300.194" calcext:value-type="float">
            <text:p>300.19</text:p>
          </table:table-cell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1" table:number-rows-repeated="7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1">
          <table:table-cell/>
          <table:table-cell table:style-name="ce6"/>
          <table:table-cell table:number-columns-repeated="62"/>
        </table:table-row>
        <table:table-row table:style-name="ro1">
          <table:table-cell/>
          <table:table-cell table:style-name="ce7"/>
          <table:table-cell table:number-columns-repeated="62"/>
        </table:table-row>
        <table:table-row table:style-name="ro3" table:number-rows-repeated="1048528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mbria" svg:font-family="Cambri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8">00/00/0000</text:date>, <text:time style:data-style-name="N2" text:time-value="11:32:21.28484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1-10-08T11:38:42.438360263</dc:date>
    <meta:editing-duration>PT7M17S</meta:editing-duration>
    <meta:editing-cycles>3</meta:editing-cycles>
    <meta:document-statistic meta:table-count="1" meta:cell-count="177" meta:object-count="0"/>
  </office:meta>
</office:document-meta>
</file>